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Emphasis">Interoperability</text:span> </text:p>
      <text:p text:style-name="P2">Es una de las cualidades Run-time, la interoperabilidad es la capacidad de una</text:p>
      <text:p text:style-name="P2">aplicación de poder interactuar con aplicaciones independientemente de su tecnología. Para lograr</text:p>
      <text:p text:style-name="P2">este cometido suelen utilizarse soluciones basadas patrones de diseño y estándares abiertos.</text:p>
      <text:p text:style-name="P1"><text:bookmark text:name="result_box"/><text:span text:style-name="T1">la interoperabilidad con frecuencia será menos importante en una aplicación de un solo uso empaquetado al por menor que en una línea de sistemas de negocio (LOB).</text:span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8:34:20</meta:creation-date>
    <meta:generator>LibreOffice/3.5$Linux_x86 LibreOffice_project/350m1$Build-2</meta:generator>
    <dc:date>2012-11-11T19:05:46</dc:date>
    <meta:document-statistic meta:table-count="0" meta:image-count="0" meta:object-count="0" meta:page-count="1" meta:paragraph-count="5" meta:word-count="65" meta:character-count="449" meta:non-whitespace-character-count="385"/>
  </office:meta>
</office:document-meta>
</file>